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050" officeooo:paragraph-rsid="00038050"/>
    </style:style>
    <style:style style:name="P2" style:family="paragraph" style:parent-style-name="Standard">
      <style:text-properties officeooo:rsid="0005390a" officeooo:paragraph-rsid="0005390a"/>
    </style:style>
    <style:style style:name="P3" style:family="paragraph" style:parent-style-name="Standard">
      <style:text-properties officeooo:rsid="00038050" officeooo:paragraph-rsid="00038050"/>
    </style:style>
    <style:style style:name="P4" style:family="paragraph" style:parent-style-name="Standard">
      <style:text-properties officeooo:rsid="0007a683" officeooo:paragraph-rsid="0007a683"/>
    </style:style>
    <style:style style:name="T1" style:family="text">
      <style:text-properties officeooo:rsid="0005390a"/>
    </style:style>
    <style:style style:name="T2" style:family="text">
      <style:text-properties officeooo:rsid="0008e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this assignment I had to use the substitution cipher. My solution is:</text:p>
      <text:p text:style-name="P1"/>
      <text:p text:style-name="P1"/>
      <text:p text:style-name="P1">Class Form1():</text:p>
      <text:p text:style-name="P1"/>
      <text:p text:style-name="P4">variables:</text:p>
      <text:p text:style-name="P1"><text:tab/>alphabet : List(string) – designated alphabet default 26 letters and ‘_’ characters</text:p>
      <text:p text:style-name="P1"/>
      <text:p text:style-name="P1"><text:tab/>key : Dictionary(string, string) – stores all the encoded letters with their encodings</text:p>
      <text:p text:style-name="P1"/>
      <text:p text:style-name="P1"><text:tab/>usedKey : List(string) – for validation issues it checks for used alphabet letters within the letters to be encoded so that they cannot be selected multiple times</text:p>
      <text:p text:style-name="P1"/>
      <text:p text:style-name="P1"><text:tab/>used : List(string) – for validation issues it checks for used alphabet letters within the encoded letters so that they cannot be selected multiple times</text:p>
      <text:p text:style-name="P1"/>
      <text:p text:style-name="P1"><text:tab/>message : string – message to be encoded</text:p>
      <text:p text:style-name="P1"/>
      <text:p text:style-name="P4"><text:span text:style-name="T2">methods</text:span>:</text:p>
      <text:p text:style-name="P1"><text:tab/>Initialize() : void – initialized all the buttons. Each Button is a letter of the alphabet that has not yet been encoded. When a button is selected(clicked) createCode is called.</text:p>
      <text:p text:style-name="P1"/>
      <text:p text:style-name="P1"><text:tab/>createCode(string) : int – encodes a certain letter to another letter within the same alphabet that has not yet been encoded. After <text:span text:style-name="T1">it recalls the Initialize() method and it should have the encoded letter and the code letter missing.</text:span></text:p>
      <text:p text:style-name="P1"/>
      <text:p text:style-name="P1"><text:tab/>sendMessage(string) – <text:span text:style-name="T1">Takes the text from the textbox and encrypts it with the assigned key. It then creates a new Textbox which contains the encrypted message and calls the decrypt function with the encrypted message or an error message if the Message contained unknown characters.</text:span></text:p>
      <text:p text:style-name="P1"/>
      <text:p text:style-name="P1"><text:tab/><text:span text:style-name="T1">decrypt(string) – decrypts the message using the key and creates a new Texbox which contains the decrypted mess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2:23:16.688000000</meta:creation-date>
    <dc:date>2017-10-26T22:44:55.331000000</dc:date>
    <meta:editing-duration>PT8M28S</meta:editing-duration>
    <meta:editing-cycles>4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3" meta:word-count="225" meta:character-count="1445" meta:non-whitespace-character-count="1215"/>
  </office:meta>
</office:document-meta>
</file>